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8pt" style:text-underline-style="solid" style:text-underline-width="auto" style:text-underline-color="font-color" officeooo:rsid="000da888" officeooo:paragraph-rsid="000da888" style:font-size-asian="24.5pt" style:font-size-complex="28pt"/>
    </style:style>
    <style:style style:name="P2" style:family="paragraph" style:parent-style-name="Standard">
      <style:paragraph-properties fo:text-align="center" style:justify-single-word="false"/>
      <style:text-properties style:font-name="Ubuntu" fo:font-size="28pt" style:text-underline-style="solid" style:text-underline-width="auto" style:text-underline-color="font-color" officeooo:rsid="000dba99" officeooo:paragraph-rsid="000dba99" style:font-size-asian="24.5pt" style:font-size-complex="28pt"/>
    </style:style>
    <style:style style:name="P3" style:family="paragraph" style:parent-style-name="Standard">
      <style:paragraph-properties fo:text-align="start" style:justify-single-word="false"/>
      <style:text-properties style:font-name="Ubuntu" fo:font-size="20pt" style:text-underline-style="none" officeooo:rsid="000da888" officeooo:paragraph-rsid="000da888" style:font-size-asian="17.5pt" style:font-size-complex="20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20pt" style:text-underline-style="none" officeooo:rsid="000da888" officeooo:paragraph-rsid="000da888" style:font-size-asian="17.5pt" style:font-size-complex="20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20pt" style:text-underline-style="none" officeooo:rsid="000dba99" officeooo:paragraph-rsid="000dba99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Complexity</text:p>
      <text:p text:style-name="P1"/>
      <text:p text:style-name="P4">Time complexity is a function that gives us a relationship about how the time will grow as the input grows.</text:p>
      <text:p text:style-name="P3"/>
      <text:p text:style-name="P3"/>
      <text:p text:style-name="P2">Big O notation</text:p>
      <text:p text:style-name="P2"/>
      <text:p text:style-name="P5">Big O notation gives us the upper bound for an algorithm. As we know that Big O gives us approximate worst time complexity of any algorithm, that is why it will give us upper bound for any algorithm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5T07:05:28.348720656</meta:creation-date>
    <dc:date>2022-11-05T07:49:17.276921352</dc:date>
    <meta:editing-duration>PT43M49S</meta:editing-duration>
    <meta:editing-cycles>2</meta:editing-cycles>
    <meta:generator>LibreOffice/7.4.2.3$Linux_X86_64 LibreOffice_project/40$Build-3</meta:generator>
    <meta:document-statistic meta:table-count="0" meta:image-count="0" meta:object-count="0" meta:page-count="1" meta:paragraph-count="4" meta:word-count="63" meta:character-count="335" meta:non-whitespace-character-count="276"/>
  </office:meta>
</office:document-meta>
</file>